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esults_bravoplu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5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office:value-type="float" office:value="48501.8082561705" calcext:value-type="float">
            <text:p>48501.8082561705</text:p>
          </table:table-cell>
          <table:table-cell office:value-type="float" office:value="165.51" calcext:value-type="float">
            <text:p>165.51</text:p>
          </table:table-cell>
          <table:table-cell office:value-type="float" office:value="8843000000000000" calcext:value-type="float">
            <text:p>8.843E+15</text:p>
          </table:table-cell>
          <table:table-cell office:value-type="float" office:value="220.23" calcext:value-type="float">
            <text:p>220.23</text:p>
          </table:table-cell>
          <table:table-cell office:value-type="float" office:value="0.46914637254056" calcext:value-type="float">
            <text:p>0.4691463725405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office:value-type="float" office:value="79879.0964032099" calcext:value-type="float">
            <text:p>79879.0964032099</text:p>
          </table:table-cell>
          <table:table-cell office:value-type="float" office:value="217.77" calcext:value-type="float">
            <text:p>217.77</text:p>
          </table:table-cell>
          <table:table-cell office:value-type="float" office:value="1.568E+017" calcext:value-type="float">
            <text:p>1.568E+17</text:p>
          </table:table-cell>
          <table:table-cell office:value-type="float" office:value="282.63" calcext:value-type="float">
            <text:p>282.63</text:p>
          </table:table-cell>
          <table:table-cell office:value-type="float" office:value="0.268076550188471" calcext:value-type="float">
            <text:p>0.26807655018847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76527.7631439874" calcext:value-type="float">
            <text:p>76527.7631439874</text:p>
          </table:table-cell>
          <table:table-cell office:value-type="float" office:value="216.88" calcext:value-type="float">
            <text:p>216.88</text:p>
          </table:table-cell>
          <table:table-cell office:value-type="float" office:value="5.29E+016" calcext:value-type="float">
            <text:p>5.290E+16</text:p>
          </table:table-cell>
          <table:table-cell office:value-type="float" office:value="276.64" calcext:value-type="float">
            <text:p>276.64</text:p>
          </table:table-cell>
          <table:table-cell office:value-type="float" office:value="0.390168526514603" calcext:value-type="float">
            <text:p>0.39016852651460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office:value-type="float" office:value="64364.807686839" calcext:value-type="float">
            <text:p>64364.807686839</text:p>
          </table:table-cell>
          <table:table-cell office:value-type="float" office:value="174.56" calcext:value-type="float">
            <text:p>174.56</text:p>
          </table:table-cell>
          <table:table-cell office:value-type="float" office:value="781400000000000" calcext:value-type="float">
            <text:p>7.814E+14</text:p>
          </table:table-cell>
          <table:table-cell office:value-type="float" office:value="253.7" calcext:value-type="float">
            <text:p>253.7</text:p>
          </table:table-cell>
          <table:table-cell office:value-type="float" office:value="0.572072852240996" calcext:value-type="float">
            <text:p>0.57207285224099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11959.6492510639" calcext:value-type="float">
            <text:p>11959.6492510639</text:p>
          </table:table-cell>
          <table:table-cell office:value-type="float" office:value="80.4" calcext:value-type="float">
            <text:p>80.4</text:p>
          </table:table-cell>
          <table:table-cell office:value-type="float" office:value="2.183E+016" calcext:value-type="float">
            <text:p>2.183E+16</text:p>
          </table:table-cell>
          <table:table-cell office:value-type="float" office:value="109.36" calcext:value-type="float">
            <text:p>109.36</text:p>
          </table:table-cell>
          <table:table-cell office:value-type="float" office:value="0.573073772840931" calcext:value-type="float">
            <text:p>0.57307377284093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office:value-type="float" office:value="155886.918782227" calcext:value-type="float">
            <text:p>155886.918782227</text:p>
          </table:table-cell>
          <table:table-cell office:value-type="float" office:value="301.17" calcext:value-type="float">
            <text:p>301.17</text:p>
          </table:table-cell>
          <table:table-cell office:value-type="float" office:value="8E+016" calcext:value-type="float">
            <text:p>8.000E+16</text:p>
          </table:table-cell>
          <table:table-cell office:value-type="float" office:value="394.83" calcext:value-type="float">
            <text:p>394.83</text:p>
          </table:table-cell>
          <table:table-cell office:value-type="float" office:value="0.760479796046098" calcext:value-type="float">
            <text:p>0.76047979604609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3" calcext:value-type="float">
            <text:p>1143.4783</text:p>
          </table:table-cell>
          <table:table-cell office:value-type="float" office:value="193101.681388493" calcext:value-type="float">
            <text:p>193101.681388493</text:p>
          </table:table-cell>
          <table:table-cell office:value-type="float" office:value="342.24" calcext:value-type="float">
            <text:p>342.24</text:p>
          </table:table-cell>
          <table:table-cell office:value-type="float" office:value="1164000000000000" calcext:value-type="float">
            <text:p>1.164E+15</text:p>
          </table:table-cell>
          <table:table-cell office:value-type="float" office:value="439.43" calcext:value-type="float">
            <text:p>439.43</text:p>
          </table:table-cell>
          <table:table-cell office:value-type="float" office:value="0.855804280171958" calcext:value-type="float">
            <text:p>0.85580428017195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68092.0051557555" calcext:value-type="float">
            <text:p>68092.0051557555</text:p>
          </table:table-cell>
          <table:table-cell office:value-type="float" office:value="194.97" calcext:value-type="float">
            <text:p>194.97</text:p>
          </table:table-cell>
          <table:table-cell office:value-type="float" office:value="3361000000000000" calcext:value-type="float">
            <text:p>3.361E+15</text:p>
          </table:table-cell>
          <table:table-cell office:value-type="float" office:value="260.94" calcext:value-type="float">
            <text:p>260.94</text:p>
          </table:table-cell>
          <table:table-cell office:value-type="float" office:value="0.731683338044576" calcext:value-type="float">
            <text:p>0.73168333804457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office:value-type="float" office:value="167500.65225802" calcext:value-type="float">
            <text:p>167500.65225802</text:p>
          </table:table-cell>
          <table:table-cell office:value-type="float" office:value="315.27" calcext:value-type="float">
            <text:p>315.27</text:p>
          </table:table-cell>
          <table:table-cell office:value-type="float" office:value="3.723E+016" calcext:value-type="float">
            <text:p>3.723E+16</text:p>
          </table:table-cell>
          <table:table-cell office:value-type="float" office:value="409.27" calcext:value-type="float">
            <text:p>409.27</text:p>
          </table:table-cell>
          <table:table-cell office:value-type="float" office:value="0.739717004176554" calcext:value-type="float">
            <text:p>0.73971700417655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office:value-type="float" office:value="131084.031598154" calcext:value-type="float">
            <text:p>131084.031598154</text:p>
          </table:table-cell>
          <table:table-cell office:value-type="float" office:value="260.77" calcext:value-type="float">
            <text:p>260.77</text:p>
          </table:table-cell>
          <table:table-cell office:value-type="float" office:value="1.603E+016" calcext:value-type="float">
            <text:p>1.603E+16</text:p>
          </table:table-cell>
          <table:table-cell office:value-type="float" office:value="362.06" calcext:value-type="float">
            <text:p>362.06</text:p>
          </table:table-cell>
          <table:table-cell office:value-type="float" office:value="0.617393427185812" calcext:value-type="float">
            <text:p>0.61739342718581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130201.463737913" calcext:value-type="float">
            <text:p>130201.463737913</text:p>
          </table:table-cell>
          <table:table-cell office:value-type="float" office:value="279.62" calcext:value-type="float">
            <text:p>279.62</text:p>
          </table:table-cell>
          <table:table-cell office:value-type="float" office:value="1.099E+017" calcext:value-type="float">
            <text:p>1.099E+17</text:p>
          </table:table-cell>
          <table:table-cell office:value-type="float" office:value="360.83" calcext:value-type="float">
            <text:p>360.83</text:p>
          </table:table-cell>
          <table:table-cell office:value-type="float" office:value="0.742683755086214" calcext:value-type="float">
            <text:p>0.742683755086214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147.2064" calcext:value-type="float">
            <text:p>1147.2064</text:p>
          </table:table-cell>
          <table:table-cell office:value-type="float" office:value="443.27185" calcext:value-type="float">
            <text:p>443.27185</text:p>
          </table:table-cell>
          <table:table-cell office:value-type="float" office:value="117114.325369495" calcext:value-type="float">
            <text:p>117114.325369495</text:p>
          </table:table-cell>
          <table:table-cell office:value-type="float" office:value="258.02" calcext:value-type="float">
            <text:p>258.02</text:p>
          </table:table-cell>
          <table:table-cell office:value-type="float" office:value="2802000000000000" calcext:value-type="float">
            <text:p>2.802E+15</text:p>
          </table:table-cell>
          <table:table-cell office:value-type="float" office:value="342.22" calcext:value-type="float">
            <text:p>342.22</text:p>
          </table:table-cell>
          <table:table-cell office:value-type="float" office:value="0.410828564292971" calcext:value-type="float">
            <text:p>0.41082856429297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129.2291" calcext:value-type="float">
            <text:p>1129.2291</text:p>
          </table:table-cell>
          <table:table-cell office:value-type="float" office:value="514.7746" calcext:value-type="float">
            <text:p>514.7746</text:p>
          </table:table-cell>
          <table:table-cell office:value-type="float" office:value="164347.07510823" calcext:value-type="float">
            <text:p>164347.07510823</text:p>
          </table:table-cell>
          <table:table-cell office:value-type="float" office:value="308.47" calcext:value-type="float">
            <text:p>308.47</text:p>
          </table:table-cell>
          <table:table-cell office:value-type="float" office:value="8292000000000000" calcext:value-type="float">
            <text:p>8.292E+15</text:p>
          </table:table-cell>
          <table:table-cell office:value-type="float" office:value="405.4" calcext:value-type="float">
            <text:p>405.4</text:p>
          </table:table-cell>
          <table:table-cell office:value-type="float" office:value="0.380745693979056" calcext:value-type="float">
            <text:p>0.38074569397905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871.8838" calcext:value-type="float">
            <text:p>1871.8838</text:p>
          </table:table-cell>
          <table:table-cell office:value-type="float" office:value="694.4047" calcext:value-type="float">
            <text:p>694.4047</text:p>
          </table:table-cell>
          <table:table-cell office:value-type="float" office:value="168924.032889767" calcext:value-type="float">
            <text:p>168924.032889767</text:p>
          </table:table-cell>
          <table:table-cell office:value-type="float" office:value="317.84" calcext:value-type="float">
            <text:p>317.84</text:p>
          </table:table-cell>
          <table:table-cell office:value-type="float" office:value="2.202E+016" calcext:value-type="float">
            <text:p>2.202E+16</text:p>
          </table:table-cell>
          <table:table-cell office:value-type="float" office:value="411" calcext:value-type="float">
            <text:p>411</text:p>
          </table:table-cell>
          <table:table-cell office:value-type="float" office:value="0.649941848332429" calcext:value-type="float">
            <text:p>0.649941848332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float" office:value="1141.2902" calcext:value-type="float">
            <text:p>1141.2902</text:p>
          </table:table-cell>
          <table:table-cell office:value-type="float" office:value="551.5321" calcext:value-type="float">
            <text:p>551.5321</text:p>
          </table:table-cell>
          <table:table-cell office:value-type="float" office:value="112677.52221638" calcext:value-type="float">
            <text:p>112677.52221638</text:p>
          </table:table-cell>
          <table:table-cell office:value-type="float" office:value="245.25" calcext:value-type="float">
            <text:p>245.25</text:p>
          </table:table-cell>
          <table:table-cell office:value-type="float" office:value="3.728E+016" calcext:value-type="float">
            <text:p>3.728E+16</text:p>
          </table:table-cell>
          <table:table-cell office:value-type="float" office:value="323.47" calcext:value-type="float">
            <text:p>323.47</text:p>
          </table:table-cell>
          <table:table-cell office:value-type="float" office:value="0.582986841545802" calcext:value-type="float">
            <text:p>0.5829868415458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andard Deviation</text:p>
          </table:table-cell>
          <table:table-cell office:value-type="float" office:value="555.0581" calcext:value-type="float">
            <text:p>555.0581</text:p>
          </table:table-cell>
          <table:table-cell office:value-type="float" office:value="248.26997" calcext:value-type="float">
            <text:p>248.26997</text:p>
          </table:table-cell>
          <table:table-cell office:value-type="float" office:value="52648.9720721151" calcext:value-type="float">
            <text:p>52648.9720721151</text:p>
          </table:table-cell>
          <table:table-cell office:value-type="float" office:value="71.17" calcext:value-type="float">
            <text:p>71.17</text:p>
          </table:table-cell>
          <table:table-cell office:value-type="float" office:value="4.564E+016" calcext:value-type="float">
            <text:p>4.564E+16</text:p>
          </table:table-cell>
          <table:table-cell office:value-type="float" office:value="89.7" calcext:value-type="float">
            <text:p>89.7</text:p>
          </table:table-cell>
          <table:table-cell office:value-type="float" office:value="0.169840759624088" calcext:value-type="float">
            <text:p>0.1698407596240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0T03:27:34.272094821</dc:date>
    <meta:editing-duration>PT1M44S</meta:editing-duration>
    <meta:editing-cycles>1</meta:editing-cycles>
    <meta:document-statistic meta:table-count="1" meta:cell-count="152" meta:object-count="0"/>
    <meta:generator>LibreOffice/6.4.7.2$Linux_X86_64 LibreOffice_project/40$Build-2</meta:generator>
  </office:meta>
</office:document-meta>
</file>